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29601f"/>
    </style:style>
    <style:style style:name="P3" style:family="paragraph" style:parent-style-name="Standard">
      <style:text-properties officeooo:rsid="00350a58" officeooo:paragraph-rsid="00350a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7956"/>
    </style:style>
    <style:style style:name="T3" style:family="text">
      <style:text-properties officeooo:rsid="001a9e1c"/>
    </style:style>
    <style:style style:name="T4" style:family="text">
      <style:text-properties officeooo:rsid="001f4441"/>
    </style:style>
    <style:style style:name="T5" style:family="text">
      <style:text-properties officeooo:rsid="001f6b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ing Symfony</text:p>
      <text:p text:style-name="Standard"/>
      <text:p text:style-name="Standard"><text:s text:c="3"/><text:span text:style-name="T1"><text:s/>1)Configuration Files</text:span></text:p>
      <text:p text:style-name="Standard"><text:span text:style-name="T1"/></text:p>
      <text:p text:style-name="Standard"><text:s text:c="8"/>=&gt;Symfony applications are configured with the files stored in the config/ directory, which has <text:tab/>this default structure:</text:p>
      <text:p text:style-name="Standard"/>
      <text:p text:style-name="Standard"/>
      <text:p text:style-name="Standard"><text:s text:c="6"/><text:span text:style-name="T1"><text:s text:c="2"/>your-project/</text:span></text:p>
      <text:p text:style-name="P1"><text:s text:c="12"/>├─ config/</text:p>
      <text:p text:style-name="P1"><text:s text:c="12"/>│ <text:s/>├─ packages/</text:p>
      <text:p text:style-name="P1"><text:s text:c="12"/>│ <text:s/>├─ bundles.php</text:p>
      <text:p text:style-name="P1"><text:s text:c="12"/>│ <text:s/>├─ routes.yaml</text:p>
      <text:p text:style-name="P1"><text:s text:c="12"/>│ <text:s/>└─ services.yaml</text:p>
      <text:p text:style-name="P1"/>
      <text:p text:style-name="Standard"/>
      <text:p text:style-name="Standard"><text:s text:c="12"/><text:span text:style-name="T1">=&gt;The routes.yaml file defines the routing configuration;</text:span></text:p>
      <text:p text:style-name="P1"><text:s text:c="12"/>=&gt;The services.yaml file configures the services of the service container;</text:p>
      <text:p text:style-name="P1"><text:s text:c="12"/>=&gt;The bundles.php file enables/disables packages in your application;</text:p>
      <text:p text:style-name="P1"><text:s text:c="12"/>=&gt;The config/packages/ directory stores the configuration of every package installed in <text:tab/>your application.</text:p>
      <text:p text:style-name="Standard"/>
      <text:p text:style-name="Standard"><text:s text:c="8"/><text:tab/>=&gt;Packages (also called "bundles" in Symfony and "plugins/modules" in other projects) add <text:tab/>ready-to-use features to your projects.</text:p>
      <text:p text:style-name="Standard"/>
      <text:p text:style-name="Standard"><text:s text:c="7"/><text:tab/> =&gt;When using Symfony Flex, which is enabled by default in Symfony applications, <text:tab/>packages update the bundles.php file and create new files in config/packages/ automatically <text:tab/>during their installation. For example, this is the default file created by the "API Platform" <text:tab/>bundle:</text:p>
      <text:p text:style-name="Standard"/>
      <text:p text:style-name="Standard"><text:s text:c="8"/><text:tab/><text:span text:style-name="T1">To learn about all the available configuration options, run the config:dump-reference <text:s text:c="8"/><text:tab/>command.</text:span></text:p>
      <text:p text:style-name="Standard"/>
      <text:p text:style-name="Standard"><text:s text:c="4"/><text:span text:style-name="T1">2)Configuration Formats</text:span></text:p>
      <text:p text:style-name="Standard"/>
      <text:p text:style-name="Standard"><text:s text:c="7"/><text:tab/> =&gt;Unlike other frameworks, Symfony doesn't impose a specific format on you to configure <text:tab/>your applications, but lets you choose between YAML, XML and PHP.</text:p>
      <text:p text:style-name="Standard"/>
      <text:p text:style-name="Standard"/>
      <text:p text:style-name="Standard"><text:s text:c="8"/><text:tab/>=&gt;YAML is used by default when installing packages because it's concise and very readable. <text:tab/>These are the main advantages and disadvantages of each format:</text:p>
      <text:p text:style-name="Standard"/>
      <text:p text:style-name="Standard"/>
      <text:p text:style-name="Standard"><text:s text:c="7"/><text:tab/> =&gt;YAML: simple, clean and readable, but not all IDEs support autocompletion and <text:tab/>validation for it. Learn the YAML syntax;</text:p>
      <text:p text:style-name="Standard"/>
      <text:p text:style-name="Standard"><text:s text:c="6"/><text:tab/> <text:s/>=&gt;XML: autocompleted/validated by most IDEs and is parsed natively by PHP, but <text:tab/>sometimes it generates configuration considered too verbose. Learn the XML syntax;</text:p>
      <text:p text:style-name="Standard"/>
      <text:p text:style-name="Standard"><text:s text:c="7"/><text:tab/> =&gt;PHP: very powerful and it allows you to create dynamic configuration with arrays or a <text:tab/>ConfigBuilder.</text:p>
      <text:p text:style-name="Standard"/>
      <text:p text:style-name="Standard"><text:soft-page-break/><text:s text:c="8"/><text:tab/>=&gt;By default Symfony loads the configuration files defined in YAML and PHP formats. If <text:tab/>you define configuration in XML format, update the src/Kernel.php file to add support for <text:tab/>the .xml <text:span text:style-name="T2">f</text:span>ile extension.</text:p>
      <text:p text:style-name="Standard"/>
      <text:p text:style-name="Standard"/>
      <text:p text:style-name="Standard"><text:s text:c="4"/><text:span text:style-name="T1"><text:s/>3)Importing Configuration Files</text:span></text:p>
      <text:p text:style-name="Standard"/>
      <text:p text:style-name="Standard"/>
      <text:p text:style-name="Standard"><text:s text:c="8"/><text:tab/>=&gt;Symfony loads configuration files using the Config component, which provides advanced <text:tab/>features such as importing other configuration files,</text:p>
      <text:p text:style-name="Standard"/>
      <text:p text:style-name="Standard"><text:s text:c="12"/><text:span text:style-name="T1">Example</text:span></text:p>
      <text:p text:style-name="Standard"/>
      <text:p text:style-name="Standard"><text:s text:c="11"/><text:span text:style-name="T1"><text:s text:c="2"/>config/services.yaml</text:span></text:p>
      <text:p text:style-name="Standard"/>
      <text:p text:style-name="Standard"><text:s text:c="13"/><text:span text:style-name="T1"><text:s text:c="3"/>imports:</text:span></text:p>
      <text:p text:style-name="P1"><text:s text:c="20"/>- { resource: 'legacy_config.php' }</text:p>
      <text:p text:style-name="Standard"/>
      <text:p text:style-name="Standard"><text:s text:c="20"/># glob expressions are also supported to load multiple files</text:p>
      <text:p text:style-name="Standard"/>
      <text:p text:style-name="Standard"><text:s text:c="17"/><text:span text:style-name="T1"><text:s text:c="3"/>- { resource: '/etc/myapp/*.yaml' }</text:span></text:p>
      <text:p text:style-name="P1"/>
      <text:p text:style-name="Standard"><text:s text:c="20"/># ignore_errors: not_found silently discards errors if the loaded file doesn't exist</text:p>
      <text:p text:style-name="Standard"/>
      <text:p text:style-name="Standard"><text:s text:c="19"/><text:span text:style-name="T1"><text:s/>- { resource: 'my_config_file.xml', ignore_errors: not_found }</text:span></text:p>
      <text:p text:style-name="P1"/>
      <text:p text:style-name="Standard"><text:s text:c="20"/># ignore_errors: true silently discards all errors (including invalid code and not found)</text:p>
      <text:p text:style-name="Standard"/>
      <text:p text:style-name="Standard"><text:s text:c="20"/><text:span text:style-name="T1">- { resource: 'my_other_config_file.xml', ignore_errors: true }</text:span></text:p>
      <text:p text:style-name="Standard"/>
      <text:p text:style-name="Standard"/>
      <text:p text:style-name="Standard"><text:s text:c="5"/><text:span text:style-name="T1"><text:s text:c="3"/>4)Configuration Parameters</text:span></text:p>
      <text:p text:style-name="Standard"/>
      <text:p text:style-name="Standard"><text:s text:c="12"/><text:tab/>=&gt;Sometimes the same configuration value is used in several configuration files. <text:tab/>Instead of repeating it, you can define it as a "parameter", which is like a reusable <text:tab/>configuration value. By convention, parameters are defined under the parameters key in the <text:tab/>config/services.yaml file:</text:p>
      <text:p text:style-name="Standard"/>
      <text:p text:style-name="Standard"><text:s text:c="12"/>-<text:span text:style-name="T1">YAML</text:span></text:p>
      <text:p text:style-name="Standard"/>
      <text:p text:style-name="Standard"><text:s text:c="16"/>=&gt;</text:p>
      <text:p text:style-name="Standard"><text:s text:c="16"/># config/services.yaml</text:p>
      <text:p text:style-name="Standard"/>
      <text:p text:style-name="Standard"><text:s text:c="16"/># <text:a xlink:type="simple" xlink:href="https://symfony.com/doc/current/best_practices.html#use-parameters-for-application-" text:style-name="Internet_20_link" text:visited-style-name="Visited_20_Internet_20_Link">https://symfony.com/doc/current/best_practices.html#use-parameters-for-application-</text:a><text:tab/>configuration</text:p>
      <text:p text:style-name="Standard"><text:s text:c="16"/><text:span text:style-name="T1">parameters:</text:span></text:p>
      <text:p text:style-name="P1"><text:s text:c="20"/>router.request_context.scheme: 'https'</text:p>
      <text:p text:style-name="P1"><text:s text:c="20"/>asset.request_context.secure: true</text:p>
      <text:p text:style-name="P1"><text:s text:c="20"/>app.admin_email: 'something@example.com'</text:p>
      <text:p text:style-name="P1"><text:s text:c="20"/>url_pattern: '<text:a xlink:type="simple" xlink:href="https://symfony.com/?foo=%25%25s&amp;amp;bar=%25%25d" text:style-name="Internet_20_link" text:visited-style-name="Visited_20_Internet_20_Link">https://symfony.com/?foo=%%s&amp;amp;bar=%%d</text:a>'\</text:p>
      <text:p text:style-name="P1"/>
      <text:p text:style-name="P1"/>
      <text:p text:style-name="Standard"><text:soft-page-break/></text:p>
      <text:p text:style-name="Standard"><text:s text:c="13"/>-<text:span text:style-name="T1">XML</text:span></text:p>
      <text:p text:style-name="Standard"/>
      <text:p text:style-name="Standard"><text:s text:c="19"/>&lt;parameters&gt;</text:p>
      <text:p text:style-name="Standard"><text:s text:c="24"/>&lt;!-- the parameter name is an arbitrary string (the 'app.' prefix is recommended</text:p>
      <text:p text:style-name="Standard"><text:s text:c="28"/>to better differentiate your parameters from Symfony parameters). --&gt;</text:p>
      <text:p text:style-name="Standard"><text:s text:c="24"/>&lt;parameter key="app.admin_email"&gt;something@example.com&lt;/parameter&gt;</text:p>
      <text:p text:style-name="Standard"/>
      <text:p text:style-name="Standard"><text:s text:c="24"/>&lt;!-- boolean parameters --&gt;</text:p>
      <text:p text:style-name="Standard"><text:s text:c="24"/>&lt;parameter key="app.enable_v2_protocol"&gt;true&lt;/parameter&gt;</text:p>
      <text:p text:style-name="Standard"><text:s text:c="24"/>&lt;!-- if you prefer to store the boolean value as a string in the parameter --&gt;</text:p>
      <text:p text:style-name="Standard"><text:s text:c="24"/>&lt;parameter key="app.enable_v2_protocol" type="string"&gt;true&lt;/parameter&gt;</text:p>
      <text:p text:style-name="Standard"/>
      <text:p text:style-name="Standard"><text:s text:c="24"/>&lt;!-- array/collection parameters --&gt;</text:p>
      <text:p text:style-name="Standard"><text:s text:c="24"/>&lt;parameter key="app.supported_locales" type="collection"&gt;</text:p>
      <text:p text:style-name="Standard"><text:s text:c="28"/>&lt;parameter&gt;en&lt;/parameter&gt;</text:p>
      <text:p text:style-name="Standard"><text:s text:c="28"/>&lt;parameter&gt;es&lt;/parameter&gt;</text:p>
      <text:p text:style-name="Standard"><text:s text:c="28"/>&lt;parameter&gt;fr&lt;/parameter&gt;</text:p>
      <text:p text:style-name="Standard"><text:s text:c="24"/>&lt;/parameter&gt;</text:p>
      <text:p text:style-name="Standard"/>
      <text:p text:style-name="Standard"><text:s text:c="14"/>-<text:span text:style-name="T1">PHP</text:span></text:p>
      <text:p text:style-name="Standard"/>
      <text:p text:style-name="Standard"><text:s text:c="20"/>return static function (ContainerConfigurator $containerConfigurator) {</text:p>
      <text:p text:style-name="Standard"><text:s text:c="24"/>$containerConfigurator-&gt;parameters()</text:p>
      <text:p text:style-name="Standard"><text:s text:c="28"/>// the parameter name is an arbitrary string (the 'app.' prefix is recommended</text:p>
      <text:p text:style-name="Standard"><text:s text:c="28"/>// to better differentiate your parameters from Symfony parameters).</text:p>
      <text:p text:style-name="Standard"><text:s text:c="28"/>-&gt;set('app.admin_email', 'something@example.com')</text:p>
      <text:p text:style-name="Standard"/>
      <text:p text:style-name="Standard"><text:s text:c="28"/>// boolean parameters</text:p>
      <text:p text:style-name="Standard"><text:s text:c="28"/>-&gt;set('app.enable_v2_protocol', true)</text:p>
      <text:p text:style-name="Standard"/>
      <text:p text:style-name="Standard"><text:s text:c="28"/>// array/collection parameters</text:p>
      <text:p text:style-name="Standard"><text:s text:c="28"/>-&gt;set('app.supported_locales', ['en', 'es', 'fr'])</text:p>
      <text:p text:style-name="Standard"/>
      <text:p text:style-name="Standard"><text:s text:c="28"/>// binary content parameters (use the PHP escape sequences)</text:p>
      <text:p text:style-name="Standard"><text:s text:c="28"/>-&gt;set('app.some_parameter', 'This is a Bell char: \x07')</text:p>
      <text:p text:style-name="Standard"/>
      <text:p text:style-name="Standard"><text:s text:c="28"/>// PHP constants as parameter values</text:p>
      <text:p text:style-name="Standard"><text:s text:c="28"/>-&gt;set('app.some_constant', GLOBAL_CONSTANT)</text:p>
      <text:p text:style-name="Standard"><text:s text:c="28"/>-&gt;set('app.another_constant', BlogPost::MAX_ITEMS);</text:p>
      <text:p text:style-name="Standard"><text:s text:c="20"/>}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0"/>=&gt;Once defined, you can reference this parameter value from any other configuration <text:tab/>file using a special syntax: wrap the parameter name in two % (e.g. %app.admin_email%):</text:p>
      <text:p text:style-name="Standard"/>
      <text:p text:style-name="Standard"><text:s text:c="21"/><text:span text:style-name="T1"><text:s text:c="4"/>{{ app.admin_email }}</text:span></text:p>
      <text:p text:style-name="Standard"/>
      <text:p text:style-name="Standard"><text:s text:c="25"/># config/packages/some_package.yaml</text:p>
      <text:p text:style-name="Standard"/>
      <text:p text:style-name="Standard"><text:s text:c="28"/>some_package:</text:p>
      <text:p text:style-name="Standard"><text:s text:c="32"/># any string surrounded by two % is replaced by that parameter value</text:p>
      <text:p text:style-name="Standard"><text:s text:c="32"/>email_address: '%app.admin_email%'</text:p>
      <text:p text:style-name="Standard"/>
      <text:p text:style-name="Standard"><text:s text:c="32"/># ...</text:p>
      <text:p text:style-name="Standard"/>
      <text:p text:style-name="Standard"><text:s text:c="31"/>url_pattern: 'https://symfony.com/?foo=%%s&amp;amp;bar=%%d'</text:p>
      <text:p text:style-name="Standard"/>
      <text:p text:style-name="Standard"><text:s text:c="23"/><text:span text:style-name="T3">=&gt;</text:span> Due to the way in which parameters are resolved, you cannot use them to build <text:tab/>paths in imports dynamically. This means that something like the following does not work:</text:p>
      <text:p text:style-name="Standard"/>
      <text:p text:style-name="Standard"><text:s text:c="25"/>=<text:span text:style-name="T1">&gt; - { resource: '%kernel.project_dir%/somefile.yaml' }</text:span></text:p>
      <text:p text:style-name="P1"/>
      <text:p text:style-name="Standard"><text:s text:c="24"/>=&gt;Configuration parameters are very common in Symfony applications. Some <text:tab/>packages even define their own parameters (e.g. when installing the translation package, a <text:tab/>new locale parameter is added to the config/services.yaml file).</text:p>
      <text:p text:style-name="Standard"/>
      <text:p text:style-name="Standard"><text:s text:c="24"/>=&gt;Later in this article you can read how to get configuration parameters in <text:tab/>controllers and services.</text:p>
      <text:p text:style-name="Standard"/>
      <text:p text:style-name="Standard"><text:s text:c="24"/>=&gt;Controllers and services can access all the configuration parameters. This includes <text:tab/>both the parameters defined by yourself and the parameters created by packages/bundles. <text:tab/>Run the following command to see all the parameters that exist in your application:</text:p>
      <text:p text:style-name="Standard"/>
      <text:p text:style-name="Standard"/>
      <text:p text:style-name="Standard"><text:s text:c="30"/><text:span text:style-name="T1"><text:s text:c="2"/>php bin/console debug:container --parameter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6"/><text:span text:style-name="T1">5) Configuration Environments</text:span></text:p>
      <text:p text:style-name="Standard"/>
      <text:p text:style-name="Standard"><text:s text:c="20"/>=&gt;You have only one application, but whether you realize it or not, you need it to <text:tab/>behave differently at different times:</text:p>
      <text:p text:style-name="Standard"/>
      <text:p text:style-name="Standard"><text:s text:c="24"/>-<text:span text:style-name="T1">While developing, you want to log everything and expose nice debugging tools;</text:span></text:p>
      <text:p text:style-name="Standard"><text:s text:c="24"/>-<text:span text:style-name="T1">After deploying to production, you want that same application to be optimized <text:tab/><text:tab/>for speed and only log errors.</text:span></text:p>
      <text:p text:style-name="Standard"/>
      <text:p text:style-name="Standard"/>
      <text:p text:style-name="Standard"><text:tab/> A typical Symfony application begins with three environments:</text:p>
      <text:p text:style-name="Standard"/>
      <text:p text:style-name="Standard"/>
      <text:p text:style-name="Standard"><text:s text:c="28"/><text:span text:style-name="T1">=&gt;dev for local development,</text:span></text:p>
      <text:p text:style-name="P1"><text:s text:c="28"/>=&gt;prod for production servers,</text:p>
      <text:p text:style-name="P1"><text:s text:c="28"/>=&gt;test for automated tests.</text:p>
      <text:p text:style-name="P1"/>
      <text:p text:style-name="Standard"/>
      <text:p text:style-name="Standard"><text:s text:c="20"/>=&gt;when run the aplication load this all config file</text:p>
      <text:p text:style-name="Standard"/>
      <text:p text:style-name="Standard"/>
      <text:p text:style-name="Standard"><text:s text:c="19"/><text:span text:style-name="T1"><text:s/>The files in config/packages/*.&lt;extension&gt;;</text:span></text:p>
      <text:p text:style-name="P1"><text:s text:c="20"/>the files in config/packages/&lt;environment-name&gt;/*.&lt;extension&gt;;</text:p>
      <text:p text:style-name="P1"><text:s text:c="20"/>config/services.&lt;extension&gt;;</text:p>
      <text:p text:style-name="P1"><text:s text:c="20"/>config/services_&lt;environment-name&gt;.&lt;extension&gt;.</text:p>
      <text:p text:style-name="Standard"/>
      <text:p text:style-name="Standard"><text:s text:c="19"/><text:span text:style-name="T4">=&gt;</text:span> In the prod environment, nothing extra will be set as there is no <text:tab/>config/packages/prod/framework.yaml file;</text:p>
      <text:p text:style-name="Standard"><text:s text:c="18"/><text:span text:style-name="T4">=&gt;</text:span> In the dev environment, there is no file either ( config/packages/dev/framework.yaml <text:tab/>does not exist).</text:p>
      <text:p text:style-name="Standard"><text:s text:c="19"/><text:span text:style-name="T5">=&gt;</text:span>In the test environment, the config/packages/test/framework.yaml file is loaded to <text:tab/>override some of the settings previously configured in config/packages/framework.yam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0"/># see https://symfony.com/doc/current/reference/configuration/framework.html</text:p>
      <text:p text:style-name="Standard"><text:s text:c="20"/>framework:</text:p>
      <text:p text:style-name="Standard"><text:s text:c="24"/>secret: '%env(APP_SECRET)%'</text:p>
      <text:p text:style-name="Standard"><text:s text:c="24"/>#csrf_protection: true</text:p>
      <text:p text:style-name="Standard"><text:s text:c="24"/>http_method_override: false</text:p>
      <text:p text:style-name="Standard"><text:s text:c="24"/>handle_all_throwables: true</text:p>
      <text:p text:style-name="Standard"><text:s text:c="24"/>#fragments: { path: /_fragment }</text:p>
      <text:p text:style-name="Standard"><text:s text:c="24"/># Enables session support. Note that the session will ONLY be started if you read or <text:tab/><text:tab/>write from it.</text:p>
      <text:p text:style-name="Standard"><text:tab/> <text:s text:c="15"/># Remove or comment this section to explicitly disable session support.</text:p>
      <text:p text:style-name="Standard"><text:s text:c="24"/><text:span text:style-name="T1">session:</text:span></text:p>
      <text:p text:style-name="P1"><text:s text:c="28"/>handler_id: null</text:p>
      <text:p text:style-name="P1"><text:s text:c="28"/>cookie_secure: auto</text:p>
      <text:p text:style-name="P1"><text:s text:c="28"/>cookie_samesite: lax</text:p>
      <text:p text:style-name="P1"><text:s text:c="28"/>storage_factory_id: session.storage.factory.native</text:p>
      <text:p text:style-name="Standard"/>
      <text:p text:style-name="Standard"><text:s text:c="24"/>#esi: true</text:p>
      <text:p text:style-name="Standard"><text:s text:c="24"/>#fragments: true</text:p>
      <text:p text:style-name="Standard"><text:s text:c="24"/>php_errors:</text:p>
      <text:p text:style-name="Standard"><text:s text:c="28"/>log: true</text:p>
      <text:p text:style-name="Standard"/>
      <text:p text:style-name="Standard"><text:s text:c="19"/><text:span text:style-name="T1"><text:s/>when@test:</text:span></text:p>
      <text:p text:style-name="P1"><text:s text:c="24"/>framework:</text:p>
      <text:p text:style-name="P1"><text:s text:c="28"/>test: true</text:p>
      <text:p text:style-name="P1"><text:s text:c="28"/>session:</text:p>
      <text:p text:style-name="P1"><text:s text:c="32"/>storage_factory_id: session.storage.factory.mock_file</text:p>
      <text:p text:style-name="P1"/>
      <text:p text:style-name="Standard"><text:s text:c="17"/><text:span text:style-name="T1"><text:s text:c="3"/>when@prod:</text:span></text:p>
      <text:p text:style-name="P1"><text:s text:c="24"/>webpack_encore:</text:p>
      <text:p text:style-name="P1"><text:s text:c="28"/>cache: true</text:p>
      <text:p text:style-name="P1"/>
      <text:p text:style-name="P1"><text:s text:c="24"/>when@prod: &amp;webpack_prod</text:p>
      <text:p text:style-name="P1"><text:s text:c="28"/>webpack_encore:</text:p>
      <text:p text:style-name="P1"><text:s text:c="32"/># ...</text:p>
      <text:p text:style-name="P1"><text:s text:c="24"/>when@test: *webpack_pro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1"/><text:span text:style-name="T1"><text:s text:c="5"/>6)Selecting the Active Environment</text:span></text:p>
      <text:p text:style-name="Standard"/>
      <text:p text:style-name="Standard"/>
      <text:p text:style-name="Standard"/>
      <text:p text:style-name="Standard"><text:s text:c="20"/>=&gt;Symfony applications come with a file called .env located at the project root <text:tab/>directory. This file is used to define the value of environment variables</text:p>
      <text:p text:style-name="Standard"/>
      <text:p text:style-name="Standard"/>
      <text:p text:style-name="Standard"><text:s text:c="20"/>=&gt;Open the .env file (or better, the .env.local file if you created one) and edit the value <text:tab/>of the APP_ENV variable to change the environment in which the application runs.</text:p>
      <text:p text:style-name="Standard"/>
      <text:p text:style-name="Standard"/>
      <text:p text:style-name="Standard"><text:s text:c="20"/>Example</text:p>
      <text:p text:style-name="Standard"/>
      <text:p text:style-name="Standard"><text:s text:c="23"/><text:span text:style-name="T1"><text:s/># .env (or .env.local)</text:span></text:p>
      <text:p text:style-name="P1"><text:s text:c="24"/>APP_ENV=prod</text:p>
      <text:p text:style-name="Standard"/>
      <text:p text:style-name="Standard"/>
      <text:p text:style-name="Standard"/>
      <text:p text:style-name="Standard"><text:s text:c="24"/>when run the command with out the env file</text:p>
      <text:p text:style-name="Standard"/>
      <text:p text:style-name="Standard"/>
      <text:p text:style-name="Standard"/>
      <text:p text:style-name="Standard"><text:s text:c="28"/>APP_ENV=prod php bin/console command_name</text:p>
      <text:p text:style-name="Standard"/>
      <text:p text:style-name="Standard"/>
      <text:p text:style-name="Standard"><text:s text:c="14"/><text:span text:style-name="T1"><text:s text:c="2"/>7)Creating a New Environment</text:span></text:p>
      <text:p text:style-name="Standard"/>
      <text:p text:style-name="Standard"><text:s text:c="20"/>=&gt;The default three environments provided by Symfony are enough for most projects, <text:tab/>but you can define your own environments too</text:p>
      <text:p text:style-name="Standard"/>
      <text:p text:style-name="Standard"><text:s text:c="24"/><text:span text:style-name="T1">1.Create a configuration directory with the same name as the environment (in <text:tab/>this case, config/packages/staging/);</text:span></text:p>
      <text:p text:style-name="Standard"><text:s text:c="21"/><text:span text:style-name="T1"><text:s text:c="3"/>2.Add the needed configuration files in config/packages/staging/ to define the <text:tab/>behavior of the new environment. Symfony loads the config/packages/*.yaml files first, <text:tab/>so you only need to configure the differences to those files;</text:span></text:p>
      <text:p text:style-name="Standard"><text:s text:c="21"/><text:span text:style-name="T1"><text:s text:c="3"/>3.Select the staging environment using the APP_ENV env var as explained in <text:tab/>the previous sectio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/>
      <text:p text:style-name="Standard"><text:s text:c="11"/><text:span text:style-name="T1"><text:s text:c="3"/>8)Configuration Based on Environment Variables</text:span></text:p>
      <text:p text:style-name="Standard"/>
      <text:p text:style-name="Standard"><text:s text:c="20"/>=&gt;Using environment variables (or "env vars" for short) is a common practice to <text:tab/>configure options that depend on where the application is run (e.g. the database credentials a<text:tab/>re usually different in production versus your local machine). If the values are sensitive, you <text:tab/>can even encrypt them as secrets.</text:p>
      <text:p text:style-name="Standard"/>
      <text:p text:style-name="Standard"><text:s text:c="20"/>=&gt;%env(ENV_VAR_NAME)% to reference environment variables.</text:p>
      <text:p text:style-name="Standard"/>
      <text:p text:style-name="Standard"><text:s text:c="20"/>Example</text:p>
      <text:p text:style-name="Standard"/>
      <text:p text:style-name="Standard"><text:s text:c="24"/># config/packages/framework.yaml</text:p>
      <text:p text:style-name="Standard"><text:s text:c="28"/>framework:</text:p>
      <text:p text:style-name="Standard"><text:s text:c="32"/># by convention the env var names are always uppercase</text:p>
      <text:p text:style-name="Standard"><text:s text:c="32"/>secret: '%env(APP_SECRET)%'</text:p>
      <text:p text:style-name="Standard"><text:s text:c="32"/># ...</text:p>
      <text:p text:style-name="Standard"/>
      <text:p text:style-name="Standard"><text:s text:c="24"/>working same as super globl Variables</text:p>
      <text:p text:style-name="Standard"/>
      <text:p text:style-name="Standard"><text:s text:c="28"/>$databaseUrl = $_ENV['DATABASE_URL']; // <text:tab/><text:tab/><text:tab/>mysql://db_user:db_password@127.0.0.1:3306/db_name</text:p>
      <text:p text:style-name="Standard"><text:s text:c="28"/>$env = $_SERVER['APP_ENV']; // prod</text:p>
      <text:p text:style-name="Standard"/>
      <text:p text:style-name="Standard"><text:s text:c="13"/><text:span text:style-name="T1"><text:s/>9)Configuring Environment Variables in .env Files</text:span></text:p>
      <text:p text:style-name="Standard"/>
      <text:p text:style-name="Standard"><text:s text:c="24"/>=&gt;Instead of defining env vars in your shell or your web server, Symfony provides a <text:tab/>convenient way to define them inside a .env (with a leading dot) file located at the root of <text:tab/>your project</text:p>
      <text:p text:style-name="Standard"/>
      <text:p text:style-name="Standard"><text:s text:c="22"/>=&gt;The .env file is read and parsed on every request and its env vars are added to the <text:tab/>$_ENV &amp; $_SERVER PHP variables. Any existing env vars are never overwritten by the <text:tab/>values defined in .env, so you can combine both</text:p>
      <text:p text:style-name="Standard"><text:s text:c="24"/>=&gt;</text:p>
      <text:p text:style-name="Standard"><text:s text:c="24"/><text:span text:style-name="T1">Example</text:span></text:p>
      <text:p text:style-name="Standard"/>
      <text:p text:style-name="Standard"><text:s text:c="28"/># .env</text:p>
      <text:p text:style-name="Standard"><text:s text:c="28"/>DATABASE_URL="mysql://db_user:db_password@127.0.0.1:3306/db_name"</text:p>
      <text:p text:style-name="Standard"/>
      <text:p text:style-name="Standard"/>
      <text:p text:style-name="Standard"><text:s text:c="22"/>=&gt;Since the .env file is read and parsed on every request, you don't need to clear the <text:tab/>Symfony cache or restart the PHP container if you're using Dock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3"/>.env File Syntax</text:p>
      <text:p text:style-name="Standard"/>
      <text:p text:style-name="Standard"><text:s text:c="24"/># database credentials</text:p>
      <text:p text:style-name="Standard"><text:s text:c="19"/><text:span text:style-name="T1"><text:s text:c="5"/>DB_USER=root</text:span></text:p>
      <text:p text:style-name="P1"><text:s text:c="24"/>DB_PASS=pass # this is the secret password</text:p>
      <text:p text:style-name="Standard"/>
      <text:p text:style-name="Standard"/>
      <text:p text:style-name="Standard"><text:s text:c="24"/>Use environment variables in values by prefixing variables with $:</text:p>
      <text:p text:style-name="Standard"/>
      <text:p text:style-name="Standard"><text:s text:c="28"/>DB_USER=root</text:p>
      <text:p text:style-name="Standard"><text:s text:c="28"/>DB_PASS=${DB_USER}pass # include the user as a password prefix</text:p>
      <text:p text:style-name="Standard"/>
      <text:p text:style-name="Standard"><text:s text:c="24"/>Not working on Using $() might not work depending on your shell.</text:p>
      <text:p text:style-name="Standard"/>
      <text:p text:style-name="Standard"/>
      <text:p text:style-name="Standard"><text:s text:c="13"/><text:span text:style-name="T1"><text:s/>10)Overriding Environment Values via .env.local</text:span></text:p>
      <text:p text:style-name="Standard"/>
      <text:p text:style-name="Standard"><text:s text:c="24"/>=&gt;If you need to override an environment value (e.g. to a different value on your <text:tab/>local machine), you can do that in a .env.local file:</text:p>
      <text:p text:style-name="Standard"><text:tab/></text:p>
      <text:p text:style-name="Standard"/>
      <text:p text:style-name="Standard"><text:s text:c="24"/>=&gt;This file should be ignored by git and should not be committed to your repository. <text:tab/>Several other .env files are available to set environment variables in just the right situation:</text:p>
      <text:p text:style-name="Standard"/>
      <text:p text:style-name="Standard"><text:s text:c="24"/>=&gt;The .env and .env.&lt;environment&gt; files should be committed to the repository <text:tab/>because they are the same for all developers and machines. However, the env files ending <text:tab/>in .local (.env.local and .env.&lt;environment&gt;.local) should not be committed because only <text:tab/>you will use them. In fact, the .gitignore file that comes with Symfony prevents them from <text:tab/>being committed.</text:p>
      <text:p text:style-name="Standard"/>
      <text:p text:style-name="Standard"/>
      <text:p text:style-name="Standard"><text:s text:c="15"/><text:span text:style-name="T1">11)Configuring Environment Variables in Production</text:span></text:p>
      <text:p text:style-name="Standard"/>
      <text:p text:style-name="Standard"><text:s text:c="23"/>=&gt;In production, the .env files are also parsed and loaded on each request. So the e<text:tab/>asiest way to define env vars is by creating a .env.local file on your production server(s) with <text:tab/>your production values.</text:p>
      <text:p text:style-name="Standard"/>
      <text:p text:style-name="Standard"><text:s text:c="22"/>=&gt;To improve performance, you can optionally run the dump-env command</text:p>
      <text:p text:style-name="P2"><text:s text:c="22"/></text:p>
      <text:p text:style-name="P2"><text:tab/><text:tab/> <text:s text:c="5"/>composer dump-env prod</text:p>
      <text:p text:style-name="Standard"/>
      <text:p text:style-name="Standard"><text:s text:c="21"/>=&gt;After running this command, Symfony will load the .env.local.php file to get the <text:tab/>environment variables and will not spend time parsing the .env fil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2"/><text:span text:style-name="T1">12)Encrypting Environment Variables (Secrets)</text:span></text:p>
      <text:p text:style-name="Standard"/>
      <text:p text:style-name="Standard"><text:s text:c="17"/>=&gt; Instead of defining a real environment variable or adding it to a .env file, if the value <text:tab/>of a variable is sensitive (e.g. an API key or a database password), you can encrypt the value <text:tab/>using the secrets management system.</text:p>
      <text:p text:style-name="Standard"/>
      <text:p text:style-name="Standard"/>
      <text:p text:style-name="Standard"><text:s text:c="10"/><text:span text:style-name="T1"><text:s text:c="2"/>13)Listing Environment Variables</text:span></text:p>
      <text:p text:style-name="Standard"/>
      <text:p text:style-name="Standard"><text:tab/><text:tab/>=&gt;Use the debug:dotenv command to understand how Symfony parses the <text:tab/>different .env files to set the value of each environment variable:</text:p>
      <text:p text:style-name="Standard"/>
      <text:p text:style-name="Standard"><text:s text:c="24"/>=&gt;command</text:p>
      <text:p text:style-name="Standard"/>
      <text:p text:style-name="Standard"><text:s text:c="27"/><text:span text:style-name="T1"><text:s/>php bin/console debug:dotenv</text:span></text:p>
      <text:p text:style-name="Standard"/>
      <text:p text:style-name="Standard"><text:s text:c="24"/>=&gt;The option to pass variable names to debug:dotenv was introduced in Symfony <text:tab/><text:tab/>6.2.</text:p>
      <text:p text:style-name="Standard"/>
      <text:p text:style-name="Standard"/>
      <text:p text:style-name="Standard"><text:s text:c="24"/>=&gt;Additionally, and regardless of how you set environment variables, you can see all <text:tab/><text:tab/>environment variables, with their values, referenced in Symfony's container <text:tab/><text:tab/><text:tab/>configuration:</text:p>
      <text:p text:style-name="Standard"/>
      <text:p text:style-name="Standard"/>
      <text:p text:style-name="Standard"><text:s text:c="24"/><text:span text:style-name="T1"><text:s text:c="2"/>php bin/console debug:container --env-vars</text:span></text:p>
      <text:p text:style-name="P1"/>
      <text:p text:style-name="P1"/>
      <text:p text:style-name="P1"><text:s text:c="26"/>php bin/console debug:container --env-vars foo</text:p>
      <text:p text:style-name="Standard"/>
      <text:p text:style-name="Standard"/>
      <text:p text:style-name="Standard"><text:s text:c="28"/>Details</text:p>
      <text:p text:style-name="Standard"><text:s text:c="27"/>php bin/console debug:container –env-var=FO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3"/><text:span text:style-name="T1"><text:s text:c="3"/>14)Accessing Configuration Parameters</text:span></text:p>
      <text:p text:style-name="Standard"/>
      <text:p text:style-name="Standard"><text:s text:c="28"/>=&gt;Controllers and services can access all the configuration parameters.</text:p>
      <text:p text:style-name="Standard"/>
      <text:p text:style-name="Standard"><text:s text:c="28"/>=&gt;Run the following command to see all the parameters that exist in your <text:tab/><text:tab/><text:tab/>application:</text:p>
      <text:p text:style-name="Standard"/>
      <text:p text:style-name="Standard"/>
      <text:p text:style-name="Standard"/>
      <text:p text:style-name="Standard"><text:s text:c="25"/><text:span text:style-name="T1"><text:s/>php bin/console debug:container --parameters</text:span></text:p>
      <text:p text:style-name="Standard"/>
      <text:p text:style-name="Standard"/>
      <text:p text:style-name="Standard"><text:s text:c="25"/>Example to access value</text:p>
      <text:p text:style-name="Standard"><text:s text:c="22"/><text:tab/> <text:s/>Config/service.yaml</text:p>
      <text:p text:style-name="Standard"/>
      <text:p text:style-name="Standard"><text:s text:c="29"/>parameters:</text:p>
      <text:p text:style-name="Standard"><text:s text:c="32"/>router.request_context.scheme: 'https'</text:p>
      <text:p text:style-name="Standard"><text:s text:c="32"/>asset.request_context.secure: true</text:p>
      <text:p text:style-name="Standard"><text:s text:c="32"/>app.admin_email: 'something@example.com'</text:p>
      <text:p text:style-name="Standard"><text:s text:c="32"/>url_pattern: 'https://symfony.com/?foo=%%s&amp;amp;bar=%%d'</text:p>
      <text:p text:style-name="Standard"/>
      <text:p text:style-name="Standard"><text:s text:c="26"/>Controllers</text:p>
      <text:p text:style-name="Standard"/>
      <text:p text:style-name="Standard"><text:s text:c="29"/>#[Route('/access_conf/value', name: 'access_conf')]</text:p>
      <text:p text:style-name="Standard"><text:s text:c="32"/>public function accessConf(): RedirectResponse</text:p>
      <text:p text:style-name="Standard"><text:s text:c="32"/>{</text:p>
      <text:p text:style-name="Standard"><text:s text:c="36"/>$contentsDir = $this-&gt;getParameter('kernel.project_dir').'/contents';</text:p>
      <text:p text:style-name="Standard"><text:s text:c="36"/>$email = $this-&gt;getParameter('app.admin_email').'/contents';</text:p>
      <text:p text:style-name="Standard"><text:s text:c="36"/>dd($contentsDir,$email);</text:p>
      <text:p text:style-name="Standard"><text:s text:c="32"/>}</text:p>
      <text:p text:style-name="Standard"/>
      <text:p text:style-name="Standard"/>
      <text:p text:style-name="Standard"/>
      <text:p text:style-name="Standard"><text:s text:c="25"/>=&gt; The arguments defined in that option are injected automatically whenever a <text:tab/>service constructor or controller action defines an argument with that exact name. For <text:tab/>example, to inject the value of the kernel.project_dir parameter whenever a <text:tab/>service/controller defines a $projectDir argument, use this:</text:p>
      <text:p text:style-name="Standard"/>
      <text:p text:style-name="Standard"><text:s text:c="32"/># config/services.yaml</text:p>
      <text:p text:style-name="Standard"><text:s text:c="32"/>services:</text:p>
      <text:p text:style-name="Standard"><text:s text:c="36"/>_defaults:</text:p>
      <text:p text:style-name="Standard"><text:s text:c="40"/>bind:</text:p>
      <text:p text:style-name="Standard"><text:s text:c="44"/># pass this value to any $projectDir argument for any service</text:p>
      <text:p text:style-name="Standard"><text:s text:c="44"/># that's created in this file (including controller arguments)</text:p>
      <text:p text:style-name="Standard"><text:s text:c="44"/>$projectDir: '%kernel.project_dir%'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4"/><text:span text:style-name="T1"><text:s text:c="4"/>15) Using PHP ConfigBuilders</text:span></text:p>
      <text:p text:style-name="Standard"/>
      <text:p text:style-name="Standard"><text:s text:c="19"/>=&gt;Writing PHP config is sometimes difficult because you end up with large nested <text:tab/>arrays and you have no autocompletion help from your favorite IDE. A way to address this is <text:tab/>to use "ConfigBuilders". They are objects that will help you build these arrays.</text:p>
      <text:p text:style-name="Standard"/>
      <text:p text:style-name="Standard"><text:tab/> <text:s text:c="6"/>=&gt;Only root classes in the namespace Symfony\Config are ConfigBuilders. Nested configs (e.g. \Symfony\Config\Framework\CacheConfig) are regular PHP objects which aren't autowired when using them as an argument typ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Thanks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9:06:04.048456041</meta:creation-date>
    <dc:date>2023-02-13T19:17:36.674373636</dc:date>
    <meta:editing-duration>PT11M12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12" meta:paragraph-count="232" meta:word-count="1906" meta:character-count="19447" meta:non-whitespace-character-count="12564"/>
  </office:meta>
</office:document-meta>
</file>